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C000001C45B6D5679A81239F8.png" manifest:media-type="image/png"/>
  <manifest:file-entry manifest:full-path="Pictures/10000001000002C2000001892159191B5BB079C5.png" manifest:media-type="image/png"/>
  <manifest:file-entry manifest:full-path="Pictures/100000010000024E000000E8FDF6171A136846BD.png" manifest:media-type="image/png"/>
  <manifest:file-entry manifest:full-path="Pictures/1000000100000276000000FC9FF2A56D5E25B580.png" manifest:media-type="image/png"/>
  <manifest:file-entry manifest:full-path="Pictures/10000001000002D6000000BA432884AE2C4143EB.png" manifest:media-type="image/png"/>
  <manifest:file-entry manifest:full-path="Pictures/100000010000036400000114FB8D474F3C8F8261.png" manifest:media-type="image/png"/>
  <manifest:file-entry manifest:full-path="Pictures/10000001000002D7000001B908662A3E7C22ADF5.png" manifest:media-type="image/png"/>
  <manifest:file-entry manifest:full-path="Pictures/10000001000002F50000010EA8F05A2386014117.png" manifest:media-type="image/png"/>
  <manifest:file-entry manifest:full-path="Pictures/10000001000002DD000001E919FC11CD894F59F9.png" manifest:media-type="image/png"/>
  <manifest:file-entry manifest:full-path="Pictures/100000010000031B000001191F4A8AAB4B83E869.png" manifest:media-type="image/png"/>
  <manifest:file-entry manifest:full-path="Pictures/100000010000039800000205601E381BA507C7C2.png" manifest:media-type="image/png"/>
  <manifest:file-entry manifest:full-path="Pictures/10000001000002D4000002B33356C5D2BD03FC49.png" manifest:media-type="image/png"/>
  <manifest:file-entry manifest:full-path="Pictures/1000000100000652000002B40D3713DEA71B28E9.png" manifest:media-type="image/png"/>
  <manifest:file-entry manifest:full-path="Pictures/10000001000002DD000001DF773215F30858D4CB.png" manifest:media-type="image/png"/>
  <manifest:file-entry manifest:full-path="Pictures/100000010000034700000115C102DC7EC6DAF0CF.png" manifest:media-type="image/png"/>
  <manifest:file-entry manifest:full-path="Pictures/100000010000031C000001EE99B7F05BC3BEA97A.png" manifest:media-type="image/png"/>
  <manifest:file-entry manifest:full-path="Pictures/10000001000001C8000000F1C121D60A9C71BCE2.png" manifest:media-type="image/png"/>
  <manifest:file-entry manifest:full-path="Pictures/10000001000001BA00000135A7FD9D0D18DE90C5.png" manifest:media-type="image/png"/>
  <manifest:file-entry manifest:full-path="Pictures/10000001000002E7000000EC601B6E6348C6D27C.png" manifest:media-type="image/png"/>
  <manifest:file-entry manifest:full-path="Pictures/10000001000003AF0000028C4B972397DBF18AF4.png" manifest:media-type="image/png"/>
  <manifest:file-entry manifest:full-path="Pictures/100000010000039D00000284E0D716E2E7EC1BE1.png" manifest:media-type="image/png"/>
  <manifest:file-entry manifest:full-path="Pictures/10000001000002DA0000029556DDCA65CFDA5A61.png" manifest:media-type="image/png"/>
  <manifest:file-entry manifest:full-path="Pictures/10000001000002E0000001E84CB178ED7D7149DD.png" manifest:media-type="image/png"/>
  <manifest:file-entry manifest:full-path="Pictures/1000000100000646000001B811C26C2F79ACC6EE.png" manifest:media-type="image/png"/>
  <manifest:file-entry manifest:full-path="Pictures/1000000100000372000000B178A6D434E7006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653a61" officeooo:paragraph-rsid="00653a61"/>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7f1700" officeooo:paragraph-rsid="007f1700"/>
    </style:style>
    <style:style style:name="P88" style:family="paragraph" style:parent-style-name="Text_20_body" style:list-style-name="L1"/>
    <style:style style:name="P89"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d4d4d4" loext:opacity="100%" style:font-name="Droid Sans Mono" fo:font-size="10.5pt" fo:font-weight="normal" fo:background-color="#1f1f1f" loext:char-shading-value="0"/>
    </style:style>
    <style:style style:name="T41" style:family="text">
      <style:text-properties fo:color="#ce9178" loext:opacity="100%"/>
    </style:style>
    <style:style style:name="T42" style:family="text">
      <style:text-properties fo:color="#dcdcaa" loext:opacity="100%"/>
    </style:style>
    <style:style style:name="T43" style:family="text">
      <style:text-properties officeooo:rsid="004f1af2"/>
    </style:style>
    <style:style style:name="T44" style:family="text">
      <style:text-properties officeooo:rsid="00503059"/>
    </style:style>
    <style:style style:name="T45" style:family="text">
      <style:text-properties officeooo:rsid="00528500"/>
    </style:style>
    <style:style style:name="T46" style:family="text">
      <style:text-properties officeooo:rsid="00538093"/>
    </style:style>
    <style:style style:name="T47" style:family="text">
      <style:text-properties officeooo:rsid="005796b0"/>
    </style:style>
    <style:style style:name="T48" style:family="text">
      <style:text-properties officeooo:rsid="005b6010"/>
    </style:style>
    <style:style style:name="T49" style:family="text">
      <style:text-properties officeooo:rsid="005c13d2"/>
    </style:style>
    <style:style style:name="T50" style:family="text">
      <style:text-properties officeooo:rsid="005c6d23"/>
    </style:style>
    <style:style style:name="T51" style:family="text">
      <style:text-properties officeooo:rsid="005f3c57"/>
    </style:style>
    <style:style style:name="T52" style:family="text">
      <style:text-properties officeooo:rsid="0060232f"/>
    </style:style>
    <style:style style:name="T53" style:family="text">
      <style:text-properties officeooo:rsid="00613cc9"/>
    </style:style>
    <style:style style:name="T54" style:family="text">
      <style:text-properties officeooo:rsid="0065d92c"/>
    </style:style>
    <style:style style:name="T55" style:family="text">
      <style:text-properties officeooo:rsid="00670b6a"/>
    </style:style>
    <style:style style:name="T56" style:family="text">
      <style:text-properties officeooo:rsid="00686a16"/>
    </style:style>
    <style:style style:name="T57" style:family="text">
      <style:text-properties officeooo:rsid="006c81ee"/>
    </style:style>
    <style:style style:name="T58" style:family="text">
      <style:text-properties officeooo:rsid="006de721"/>
    </style:style>
    <style:style style:name="T59" style:family="text">
      <style:text-properties officeooo:rsid="0070e1ba"/>
    </style:style>
    <style:style style:name="T60" style:family="text">
      <style:text-properties officeooo:rsid="00726938"/>
    </style:style>
    <style:style style:name="T61" style:family="text">
      <style:text-properties officeooo:rsid="0072ba71"/>
    </style:style>
    <style:style style:name="T62" style:family="text">
      <style:text-properties officeooo:rsid="00736148"/>
    </style:style>
    <style:style style:name="T63" style:family="text">
      <style:text-properties officeooo:rsid="00760bcd"/>
    </style:style>
    <style:style style:name="T64" style:family="text">
      <style:text-properties officeooo:rsid="0077cff2"/>
    </style:style>
    <style:style style:name="T65" style:family="text">
      <style:text-properties officeooo:rsid="00787894"/>
    </style:style>
    <style:style style:name="T66" style:family="text">
      <style:text-properties officeooo:rsid="0079b80c"/>
    </style:style>
    <style:style style:name="T67" style:family="text">
      <style:text-properties officeooo:rsid="007b50f8"/>
    </style:style>
    <style:style style:name="T68" style:family="text">
      <style:text-properties officeooo:rsid="007c046f"/>
    </style:style>
    <style:style style:name="T69" style:family="text">
      <style:text-properties officeooo:rsid="007e22df"/>
    </style:style>
    <style:style style:name="T70" style:family="text">
      <style:text-properties officeooo:rsid="00804a5b"/>
    </style:style>
    <style:style style:name="T71" style:family="text">
      <style:text-properties officeooo:rsid="008062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7">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3"><text:tab/><text:span text:style-name="T19">| make</text:span></text:p>
      <text:p text:style-name="P43"><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4"/>
      <text:p text:style-name="P44"/>
      <text:p text:style-name="P44"/>
      <text:p text:style-name="P44"/>
      <text:p text:style-name="P44"><text:soft-page-break/></text:p>
      <text:p text:style-name="P44"/>
      <text:p text:style-name="P44">- <text:span text:style-name="T20">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1"/>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3"><text:span text:style-name="T13">- </text:span>Creating a Cross Compiler So We Can Code In C</text:p>
      <text:p text:style-name="P53"/>
      <text:p text:style-name="P60">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s</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29">texinfo</text:span></text:p>
      <text:p text:style-name="P62"><text:tab/>| sudo apt install lib<text:span text:style-name="T29">cloog-isl-dev <text:s/>//bu paket bulanamıyor ancak problem değil.</text:span></text:p>
      <text:p text:style-name="P62"><text:tab/>| sudo apt install lib<text:span text:style-name="T29">isl</text:span>-dev</text:p>
      <text:p text:style-name="P62"/>
      <text:p text:style-name="P64"><text:span text:style-name="T30">Sonrasında binutils (GNU Binutils) için kaynak kodlar indirilir. Bu binary tool paketlerini içerir. </text:span>The GNU Binutils are a collection of binary tools. The main ones are:</text:p>
      <text:list xml:id="list3061302591" text:style-name="L1">
        <text:list-item>
          <text:p text:style-name="P89"><text:span text:style-name="T3">ld</text:span> - the GNU linker. </text:p>
        </text:list-item>
        <text:list-item>
          <text:p text:style-name="P89"><text:span text:style-name="T3">as</text:span> - the GNU assembler. </text:p>
        </text:list-item>
        <text:list-item>
          <text:p text:style-name="P88"><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p>
      <text:p text:style-name="P65"><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2">(</text:span><text:span text:style-name="T33">$HOME/</text:span><text:span text:style-name="T32">src/binutils-2.35.90 path’i içerisinde)</text:span></text:p>
      <text:p text:style-name="P58"/>
      <text:p text:style-name="P57">export PREFIX="$HOME/opt/cross"</text:p>
      <text:p text:style-name="P56">export TARGET=i686-elf</text:p>
      <text:p text:style-name="P55">export PATH="$PREFIX/bin:$PATH"</text:p>
      <text:p text:style-name="P57"><text:soft-page-break/>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oft-page-break/><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9"/>
      <text:p text:style-name="P69"><text:tab/>#bin/bash</text:p>
      <text:p text:style-name="P68"><text:span text:style-name="T37"><text:tab/>export</text:span> <text:span text:style-name="T38">PREFIX</text:span><text:span text:style-name="T39">=</text:span><text:span text:style-name="T41">"</text:span><text:span text:style-name="T38">$HOME</text:span><text:span text:style-name="T41">/opt/cross"</text:span></text:p>
      <text:p text:style-name="P68"><text:span text:style-name="T37"><text:tab/>export</text:span> <text:span text:style-name="T38">TARGET</text:span><text:span text:style-name="T39">=</text:span><text:span text:style-name="T41">i686-elf</text:span></text:p>
      <text:p text:style-name="P68"><text:span text:style-name="T37"><text:tab/>export</text:span> <text:span text:style-name="T38">PATH</text:span><text:span text:style-name="T39">=</text:span><text:span text:style-name="T41">"</text:span><text:span text:style-name="T38">$PREFIX</text:span><text:span text:style-name="T41">/bin:</text:span><text:span text:style-name="T38">$PATH</text:span><text:span text:style-name="T41">"</text:span></text:p>
      <text:p text:style-name="P68"><text:span text:style-name="T42"><text:tab/>make</text:span> <text:span text:style-name="T41">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3">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3">i için kaynak yine var (</text:span><text:a xlink:type="simple" xlink:href="https://wiki.osdev.org/ATA_read/write_sectors" text:style-name="Internet_20_link" text:visited-style-name="Visited_20_Internet_20_Link"><text:span text:style-name="T43">https://wiki.osdev.org/ATA_read/write_sectors</text:span></text:a><text:span text:style-name="T43">) <text:s/></text:span><text:span text:style-name="T44">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5">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6">Bu adresi biz belirledik ve değişebiliyor</text:span><text:span text:style-name="T45"> </text:span><text:span text:style-name="T46">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6">https://wiki.osdev.org/Memory_Map_(x86)</text:span></text:a><text:span text:style-name="T46">)</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3"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7">What a view captain, huh?</text:span></text:p>
      <text:p text:style-name="P38"/>
      <text:p text:style-name="P38">- <text:span text:style-name="T48">Alignment Issues</text:span></text:p>
      <text:p text:style-name="P38"/>
      <text:p text:style-name="P38">- <text:span text:style-name="T49">C code</text:span></text:p>
      <text:p text:style-name="P39">C ile kod yazmak için bazı eklemeler gerçekleştirdik. Öncelikle kernel.c ve kernel.h oluşturduk ve içerisinde kernel_main adında bir fonksiyon oluşturduk. Bunun derlenmesi <text:span text:style-name="T50">(Makefile içerisinde ekleme yaptık)</text:span> ve Assembly içerisindeki start rutininden bunun çağırılmasını <text:span text:style-name="T50">(kernel.asm içerisinde global olarak tanımladık ve _start rutininde “call” ile C dosyamızdaki kernel_main fonksiyonumuzu çağırdık)</text:span> sağladık.</text:p>
      <text:p text:style-name="P39"/>
      <text:p text:style-name="P70"><text:span text:style-name="T15">-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1">İlginç gelebilir ancak yine belirli adresler </text:span><text:span text:style-name="T52">var bunu yapmak için. </text:span><text:span text:style-name="T53">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3"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4">High and l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2"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4">Interrupt Descriptor Array: yukarıda oluşturduğumuz struct’tan oluşan array’dir. Ve her bir eleman bir interrupt’a denk gelir. Bunun için de basitçe bir struct oluşturabiliriz (IDT’nin base adresi ve boyutunu belirler). </text:span><text:span text:style-name="T55">Bunu implemente etmek için de kodlarımızı oluşturduk. </text:span><text:span text:style-name="T56">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0">lidt</text:span><text:span text:style-name="T56">)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7">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7">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58">Arkadaki temel mantığı bilince kodu anlaması gerçekten kolay oluyormuş.</text:span></text:p>
      <text:p text:style-name="P80"/>
      <text:p text:style-name="P81"><text:span text:style-name="T57">- </text:span>Implementing In and Out Functions</text:p>
      <text:p text:style-name="P81"><text:span text:style-name="T59">Daha önce “in” ve “out” instruction’ları görmüştük. Ancak bunları C dosyalarından erişemiyoruz. <text:s/>Bunları C dosyalarında da kullanmak için /io klasörünü ekledik. </text:span><text:span text:style-name="T60">İnternetten bu komutların açıklamalarını bulabiliriz. </text:span><text:span text:style-name="T61">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2">Programmable Interrupt Controller </text:span><text:span text:style-name="T63">(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4">Aslında IRQ’yu bir map şeklinde interrupt number’a eşleriz. IRQ0 için bir başlangıç interrupt number seçeriz ve devamı gelir. </text:span></text:p>
      <text:p text:style-name="P84"/>
      <text:p text:style-name="P84"><text:span text:style-name="T65">İki </text:span><text:span text:style-name="T66">tane</text:span><text:span text:style-name="T65"> PIC bulunur (Master and Slave). </text:span><text:span text:style-name="T66">Master IRQ0-7 arasını yönetirken Slave IRQ8-15 arasını yönetir. </text:span><text:span text:style-name="T67">[Bu bence çokça değişen bir durum donanımdan donanıma]. </text:span></text:p>
      <text:p text:style-name="P84"/>
      <text:p text:style-name="P84"><text:span text:style-name="T69">PIC Control Ports: </text:span><text:span text:style-name="T68">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1">Neden yapıldığı aşağıda protected Mode başlığınad açıklandığı gibidir.</text:span> </text:p>
      <text:p text:style-name="P8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0">Hatta araştırma yapmak adına aynı siteden APIC ve IOAPIC da kesinlikle okunabilir.</text:span></text:p>
      <text:p text:style-name="P8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8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14T15:02:03.354448473</dc:date>
    <meta:editing-duration>PT9H46M24S</meta:editing-duration>
    <meta:editing-cycles>63</meta:editing-cycles>
    <meta:generator>LibreOffice/7.3.5.2$Linux_X86_64 LibreOffice_project/30$Build-2</meta:generator>
    <meta:document-statistic meta:table-count="0" meta:image-count="25" meta:object-count="0" meta:page-count="14" meta:paragraph-count="191" meta:word-count="2823" meta:character-count="20918" meta:non-whitespace-character-count="18216"/>
  </office:meta>
</office:document-meta>
</file>